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3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3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4967" table:style-name="ce13">
            <text:p>234,967</text:p>
          </table:table-cell>
          <table:table-cell office:value-type="float" office:value="118201" table:style-name="ce13">
            <text:p>118,201</text:p>
          </table:table-cell>
          <table:table-cell office:value-type="float" office:value="1798" table:style-name="ce13">
            <text:p>1,798</text:p>
          </table:table-cell>
          <table:table-cell office:value-type="float" office:value="1804" table:style-name="ce13">
            <text:p>1,804</text:p>
          </table:table-cell>
          <table:table-cell office:value-type="float" office:value="167643" table:style-name="ce13">
            <text:p>167,643</text:p>
          </table:table-cell>
          <table:table-cell office:value-type="float" office:value="37183" table:style-name="ce13">
            <text:p>37,183</text:p>
          </table:table-cell>
          <table:table-cell office:value-type="float" office:value="742420" table:style-name="ce13">
            <text:p>742,420</text:p>
          </table:table-cell>
          <table:table-cell office:value-type="float" office:value="662" table:style-name="ce13">
            <text:p>662</text:p>
          </table:table-cell>
          <table:table-cell office:value-type="float" office:value="0.09" table:style-name="ce14">
            <text:p>0.09</text:p>
          </table:table-cell>
          <table:table-cell office:value-type="float" office:value="0.03" table:style-name="ce14">
            <text:p>0.03</text:p>
          </table:table-cell>
          <table:table-cell office:value-type="float" office:value="1311.05" table:style-name="ce14">
            <text:p>1,311.05</text:p>
          </table:table-cell>
          <table:table-cell office:value-type="float" office:value="504" table:style-name="ce13">
            <text:p>504</text:p>
          </table:table-cell>
          <table:table-cell office:value-type="float" office:value="1394" table:style-name="ce13">
            <text:p>1,39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8829" table:style-name="ce13">
            <text:p>358,829</text:p>
          </table:table-cell>
          <table:table-cell office:value-type="float" office:value="149138" table:style-name="ce13">
            <text:p>149,138</text:p>
          </table:table-cell>
          <table:table-cell office:value-type="float" office:value="2548" table:style-name="ce13">
            <text:p>2,548</text:p>
          </table:table-cell>
          <table:table-cell office:value-type="float" office:value="2098" table:style-name="ce13">
            <text:p>2,098</text:p>
          </table:table-cell>
          <table:table-cell office:value-type="float" office:value="345214" table:style-name="ce13">
            <text:p>345,214</text:p>
          </table:table-cell>
          <table:table-cell office:value-type="float" office:value="79060" table:style-name="ce13">
            <text:p>79,060</text:p>
          </table:table-cell>
          <table:table-cell office:value-type="float" office:value="851852" table:style-name="ce13">
            <text:p>851,852</text:p>
          </table:table-cell>
          <table:table-cell office:value-type="float" office:value="682" table:style-name="ce13">
            <text:p>682</text:p>
          </table:table-cell>
          <table:table-cell office:value-type="float" office:value="0.34" table:style-name="ce14">
            <text:p>0.34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725.88" table:style-name="ce14">
            <text:p>725.88</text:p>
          </table:table-cell>
          <table:table-cell office:value-type="float" office:value="1382" table:style-name="ce13">
            <text:p>1,382</text:p>
          </table:table-cell>
          <table:table-cell office:value-type="float" office:value="4817" table:style-name="ce13">
            <text:p>4,8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5125" table:style-name="ce13">
            <text:p>635,125</text:p>
          </table:table-cell>
          <table:table-cell office:value-type="float" office:value="384762" table:style-name="ce13">
            <text:p>384,762</text:p>
          </table:table-cell>
          <table:table-cell office:value-type="float" office:value="7603" table:style-name="ce13">
            <text:p>7,603</text:p>
          </table:table-cell>
          <table:table-cell office:value-type="float" office:value="8555" table:style-name="ce13">
            <text:p>8,555</text:p>
          </table:table-cell>
          <table:table-cell office:value-type="float" office:value="749195" table:style-name="ce13">
            <text:p>749,195</text:p>
          </table:table-cell>
          <table:table-cell office:value-type="float" office:value="577347" table:style-name="ce13">
            <text:p>577,347</text:p>
          </table:table-cell>
          <table:table-cell office:value-type="float" office:value="3258178" table:style-name="ce13">
            <text:p>3,258,178</text:p>
          </table:table-cell>
          <table:table-cell office:value-type="float" office:value="1758" table:style-name="ce13">
            <text:p>1,758</text:p>
          </table:table-cell>
          <table:table-cell office:value-type="float" office:value="0.2" table:style-name="ce14">
            <text:p>0.20</text:p>
          </table:table-cell>
          <table:table-cell office:value-type="float" office:value="0.17" table:style-name="ce14">
            <text:p>0.17</text:p>
          </table:table-cell>
          <table:table-cell office:value-type="float" office:value="455.13" table:style-name="ce14">
            <text:p>455.13</text:p>
          </table:table-cell>
          <table:table-cell office:value-type="float" office:value="8992" table:style-name="ce13">
            <text:p>8,992</text:p>
          </table:table-cell>
          <table:table-cell office:value-type="float" office:value="13627" table:style-name="ce13">
            <text:p>13,6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48090" table:style-name="ce13">
            <text:p>1,448,090</text:p>
          </table:table-cell>
          <table:table-cell office:value-type="float" office:value="876469" table:style-name="ce13">
            <text:p>876,469</text:p>
          </table:table-cell>
          <table:table-cell office:value-type="float" office:value="21417" table:style-name="ce13">
            <text:p>21,417</text:p>
          </table:table-cell>
          <table:table-cell office:value-type="float" office:value="11831" table:style-name="ce13">
            <text:p>11,831</text:p>
          </table:table-cell>
          <table:table-cell office:value-type="float" office:value="1489168" table:style-name="ce13">
            <text:p>1,489,168</text:p>
          </table:table-cell>
          <table:table-cell office:value-type="float" office:value="2003633" table:style-name="ce13">
            <text:p>2,003,633</text:p>
          </table:table-cell>
          <table:table-cell office:value-type="float" office:value="5627612" table:style-name="ce13">
            <text:p>5,627,612</text:p>
          </table:table-cell>
          <table:table-cell office:value-type="float" office:value="7154" table:style-name="ce13">
            <text:p>7,15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16.22" table:style-name="ce14">
            <text:p>1,416.22</text:p>
          </table:table-cell>
          <table:table-cell office:value-type="float" office:value="5418" table:style-name="ce13">
            <text:p>5,418</text:p>
          </table:table-cell>
          <table:table-cell office:value-type="float" office:value="14674" table:style-name="ce13">
            <text:p>14,6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9019" table:style-name="ce13">
            <text:p>1,039,019</text:p>
          </table:table-cell>
          <table:table-cell office:value-type="float" office:value="791230" table:style-name="ce13">
            <text:p>791,230</text:p>
          </table:table-cell>
          <table:table-cell office:value-type="float" office:value="14346" table:style-name="ce13">
            <text:p>14,346</text:p>
          </table:table-cell>
          <table:table-cell office:value-type="float" office:value="8235" table:style-name="ce13">
            <text:p>8,235</text:p>
          </table:table-cell>
          <table:table-cell office:value-type="float" office:value="960770" table:style-name="ce13">
            <text:p>960,770</text:p>
          </table:table-cell>
          <table:table-cell office:value-type="float" office:value="3183569" table:style-name="ce13">
            <text:p>3,183,569</text:p>
          </table:table-cell>
          <table:table-cell office:value-type="float" office:value="4496607" table:style-name="ce13">
            <text:p>4,496,607</text:p>
          </table:table-cell>
          <table:table-cell office:value-type="float" office:value="1265" table:style-name="ce13">
            <text:p>1,265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589.84" table:style-name="ce14">
            <text:p>589.84</text:p>
          </table:table-cell>
          <table:table-cell office:value-type="float" office:value="8265" table:style-name="ce13">
            <text:p>8,265</text:p>
          </table:table-cell>
          <table:table-cell office:value-type="float" office:value="8265" table:style-name="ce13">
            <text:p>8,2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2094" table:style-name="ce13">
            <text:p>572,094</text:p>
          </table:table-cell>
          <table:table-cell office:value-type="float" office:value="256009" table:style-name="ce13">
            <text:p>256,009</text:p>
          </table:table-cell>
          <table:table-cell office:value-type="float" office:value="9272" table:style-name="ce13">
            <text:p>9,272</text:p>
          </table:table-cell>
          <table:table-cell office:value-type="float" office:value="3910" table:style-name="ce13">
            <text:p>3,910</text:p>
          </table:table-cell>
          <table:table-cell office:value-type="float" office:value="301021" table:style-name="ce13">
            <text:p>301,021</text:p>
          </table:table-cell>
          <table:table-cell office:value-type="float" office:value="420815" table:style-name="ce13">
            <text:p>420,815</text:p>
          </table:table-cell>
          <table:table-cell office:value-type="float" office:value="1823202" table:style-name="ce13">
            <text:p>1,823,202</text:p>
          </table:table-cell>
          <table:table-cell office:value-type="float" office:value="868" table:style-name="ce13">
            <text:p>868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774.63" table:style-name="ce14">
            <text:p>774.63</text:p>
          </table:table-cell>
          <table:table-cell office:value-type="float" office:value="724" table:style-name="ce13">
            <text:p>724</text:p>
          </table:table-cell>
          <table:table-cell office:value-type="float" office:value="3850" table:style-name="ce13">
            <text:p>3,85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9794" table:style-name="ce13">
            <text:p>449,794</text:p>
          </table:table-cell>
          <table:table-cell office:value-type="float" office:value="183705" table:style-name="ce13">
            <text:p>183,705</text:p>
          </table:table-cell>
          <table:table-cell office:value-type="float" office:value="2964" table:style-name="ce13">
            <text:p>2,964</text:p>
          </table:table-cell>
          <table:table-cell office:value-type="float" office:value="2318" table:style-name="ce13">
            <text:p>2,318</text:p>
          </table:table-cell>
          <table:table-cell office:value-type="float" office:value="554630" table:style-name="ce13">
            <text:p>554,630</text:p>
          </table:table-cell>
          <table:table-cell office:value-type="float" office:value="1015648" table:style-name="ce13">
            <text:p>1,015,648</text:p>
          </table:table-cell>
          <table:table-cell office:value-type="float" office:value="1431651" table:style-name="ce13">
            <text:p>1,431,651</text:p>
          </table:table-cell>
          <table:table-cell office:value-type="float" office:value="5766" table:style-name="ce13">
            <text:p>5,766</text:p>
          </table:table-cell>
          <table:table-cell office:value-type="float" office:value="0.16" table:style-name="ce14">
            <text:p>0.16</text:p>
          </table:table-cell>
          <table:table-cell office:value-type="float" office:value="0.13" table:style-name="ce14">
            <text:p>0.13</text:p>
          </table:table-cell>
          <table:table-cell office:value-type="float" office:value="1734.79" table:style-name="ce14">
            <text:p>1,734.79</text:p>
          </table:table-cell>
          <table:table-cell office:value-type="float" office:value="1786" table:style-name="ce13">
            <text:p>1,786</text:p>
          </table:table-cell>
          <table:table-cell office:value-type="float" office:value="6503" table:style-name="ce13">
            <text:p>6,5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402105" table:style-name="ce13">
            <text:p>4,402,105</text:p>
          </table:table-cell>
          <table:table-cell office:value-type="float" office:value="2966488" table:style-name="ce13">
            <text:p>2,966,488</text:p>
          </table:table-cell>
          <table:table-cell office:value-type="float" office:value="66733" table:style-name="ce13">
            <text:p>66,733</text:p>
          </table:table-cell>
          <table:table-cell office:value-type="float" office:value="18034" table:style-name="ce13">
            <text:p>18,034</text:p>
          </table:table-cell>
          <table:table-cell office:value-type="float" office:value="5598651" table:style-name="ce13">
            <text:p>5,598,651</text:p>
          </table:table-cell>
          <table:table-cell office:value-type="float" office:value="24473473" table:style-name="ce13">
            <text:p>24,473,473</text:p>
          </table:table-cell>
          <table:table-cell office:value-type="float" office:value="28718807" table:style-name="ce13">
            <text:p>28,718,807</text:p>
          </table:table-cell>
          <table:table-cell office:value-type="float" office:value="84335" table:style-name="ce13">
            <text:p>84,335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1687.05" table:style-name="ce14">
            <text:p>1,687.05</text:p>
          </table:table-cell>
          <table:table-cell office:value-type="float" office:value="16453" table:style-name="ce13">
            <text:p>16,453</text:p>
          </table:table-cell>
          <table:table-cell office:value-type="float" office:value="44743" table:style-name="ce13">
            <text:p>44,74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691312" table:style-name="ce13">
            <text:p>7,691,312</text:p>
          </table:table-cell>
          <table:table-cell office:value-type="float" office:value="5461352" table:style-name="ce13">
            <text:p>5,461,352</text:p>
          </table:table-cell>
          <table:table-cell office:value-type="float" office:value="71826" table:style-name="ce13">
            <text:p>71,826</text:p>
          </table:table-cell>
          <table:table-cell office:value-type="float" office:value="35138" table:style-name="ce13">
            <text:p>35,138</text:p>
          </table:table-cell>
          <table:table-cell office:value-type="float" office:value="17107323" table:style-name="ce13">
            <text:p>17,107,323</text:p>
          </table:table-cell>
          <table:table-cell office:value-type="float" office:value="17854870" table:style-name="ce13">
            <text:p>17,854,870</text:p>
          </table:table-cell>
          <table:table-cell office:value-type="float" office:value="47876609" table:style-name="ce13">
            <text:p>47,876,609</text:p>
          </table:table-cell>
          <table:table-cell office:value-type="float" office:value="229172" table:style-name="ce13">
            <text:p>229,172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588.97" table:style-name="ce14">
            <text:p>1,588.97</text:p>
          </table:table-cell>
          <table:table-cell office:value-type="float" office:value="25252" table:style-name="ce13">
            <text:p>25,252</text:p>
          </table:table-cell>
          <table:table-cell office:value-type="float" office:value="74809" table:style-name="ce13">
            <text:p>74,8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614" table:style-name="ce13">
            <text:p>15,614</text:p>
          </table:table-cell>
          <table:table-cell office:value-type="float" office:value="5302" table:style-name="ce13">
            <text:p>5,302</text:p>
          </table:table-cell>
          <table:table-cell office:value-type="float" office:value="19" table:style-name="ce13">
            <text:p>19</text:p>
          </table:table-cell>
          <table:table-cell office:value-type="float" office:value="69" table:style-name="ce13">
            <text:p>69</text:p>
          </table:table-cell>
          <table:table-cell office:value-type="float" office:value="14518" table:style-name="ce13">
            <text:p>14,518</text:p>
          </table:table-cell>
          <table:table-cell office:value-type="float" office:value="488" table:style-name="ce13">
            <text:p>488</text:p>
          </table:table-cell>
          <table:table-cell office:value-type="float" office:value="165382" table:style-name="ce13">
            <text:p>165,382</text:p>
          </table:table-cell>
          <table:table-cell office:value-type="float" office:value="77" table:style-name="ce13">
            <text:p>7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482.93" table:style-name="ce14">
            <text:p>482.93</text:p>
          </table:table-cell>
          <table:table-cell office:value-type="float" office:value="0" table:style-name="ce13">
            <text:p>0</text:p>
          </table:table-cell>
          <table:table-cell office:value-type="float" office:value="27" table:style-name="ce13">
            <text:p>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63802" table:style-name="ce13">
            <text:p>1,063,802</text:p>
          </table:table-cell>
          <table:table-cell office:value-type="float" office:value="631221" table:style-name="ce13">
            <text:p>631,221</text:p>
          </table:table-cell>
          <table:table-cell office:value-type="float" office:value="9226" table:style-name="ce13">
            <text:p>9,226</text:p>
          </table:table-cell>
          <table:table-cell office:value-type="float" office:value="4821" table:style-name="ce13">
            <text:p>4,821</text:p>
          </table:table-cell>
          <table:table-cell office:value-type="float" office:value="1697742" table:style-name="ce13">
            <text:p>1,697,742</text:p>
          </table:table-cell>
          <table:table-cell office:value-type="float" office:value="3372742" table:style-name="ce13">
            <text:p>3,372,742</text:p>
          </table:table-cell>
          <table:table-cell office:value-type="float" office:value="3804590" table:style-name="ce13">
            <text:p>3,804,590</text:p>
          </table:table-cell>
          <table:table-cell office:value-type="float" office:value="9241" table:style-name="ce13">
            <text:p>9,241</text:p>
          </table:table-cell>
          <table:table-cell office:value-type="float" office:value="0.26" table:style-name="ce14">
            <text:p>0.26</text:p>
          </table:table-cell>
          <table:table-cell office:value-type="float" office:value="0.04" table:style-name="ce14">
            <text:p>0.04</text:p>
          </table:table-cell>
          <table:table-cell office:value-type="float" office:value="590.51" table:style-name="ce14">
            <text:p>590.51</text:p>
          </table:table-cell>
          <table:table-cell office:value-type="float" office:value="5500" table:style-name="ce13">
            <text:p>5,500</text:p>
          </table:table-cell>
          <table:table-cell office:value-type="float" office:value="16008" table:style-name="ce13">
            <text:p>16,0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04585" table:style-name="ce13">
            <text:p>2,804,585</text:p>
          </table:table-cell>
          <table:table-cell office:value-type="float" office:value="2091966" table:style-name="ce13">
            <text:p>2,091,966</text:p>
          </table:table-cell>
          <table:table-cell office:value-type="float" office:value="16609" table:style-name="ce13">
            <text:p>16,609</text:p>
          </table:table-cell>
          <table:table-cell office:value-type="float" office:value="28969" table:style-name="ce13">
            <text:p>28,969</text:p>
          </table:table-cell>
          <table:table-cell office:value-type="float" office:value="9936703" table:style-name="ce13">
            <text:p>9,936,703</text:p>
          </table:table-cell>
          <table:table-cell office:value-type="float" office:value="10368267" table:style-name="ce13">
            <text:p>10,368,267</text:p>
          </table:table-cell>
          <table:table-cell office:value-type="float" office:value="17569075" table:style-name="ce13">
            <text:p>17,569,075</text:p>
          </table:table-cell>
          <table:table-cell office:value-type="float" office:value="127142" table:style-name="ce13">
            <text:p>127,142</text:p>
          </table:table-cell>
          <table:table-cell office:value-type="float" office:value="0.38" table:style-name="ce14">
            <text:p>0.38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550.42999999999995" table:style-name="ce14">
            <text:p>550.43</text:p>
          </table:table-cell>
          <table:table-cell office:value-type="float" office:value="44520" table:style-name="ce13">
            <text:p>44,520</text:p>
          </table:table-cell>
          <table:table-cell office:value-type="float" office:value="110328" table:style-name="ce13">
            <text:p>110,3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2218" table:style-name="ce13">
            <text:p>192,218</text:p>
          </table:table-cell>
          <table:table-cell office:value-type="float" office:value="99836" table:style-name="ce13">
            <text:p>99,836</text:p>
          </table:table-cell>
          <table:table-cell office:value-type="float" office:value="2778" table:style-name="ce13">
            <text:p>2,778</text:p>
          </table:table-cell>
          <table:table-cell office:value-type="float" office:value="14811" table:style-name="ce13">
            <text:p>14,811</text:p>
          </table:table-cell>
          <table:table-cell office:value-type="float" office:value="282289" table:style-name="ce13">
            <text:p>282,289</text:p>
          </table:table-cell>
          <table:table-cell office:value-type="float" office:value="62608" table:style-name="ce13">
            <text:p>62,608</text:p>
          </table:table-cell>
          <table:table-cell office:value-type="float" office:value="778531" table:style-name="ce13">
            <text:p>778,531</text:p>
          </table:table-cell>
          <table:table-cell office:value-type="float" office:value="1829" table:style-name="ce13">
            <text:p>1,829</text:p>
          </table:table-cell>
          <table:table-cell office:value-type="float" office:value="0.04" table:style-name="ce14">
            <text:p>0.04</text:p>
          </table:table-cell>
          <table:table-cell office:value-type="float" office:value="0.01" table:style-name="ce14">
            <text:p>0.01</text:p>
          </table:table-cell>
          <table:table-cell office:value-type="float" office:value="339.93" table:style-name="ce14">
            <text:p>339.93</text:p>
          </table:table-cell>
          <table:table-cell office:value-type="float" office:value="1010" table:style-name="ce13">
            <text:p>1,010</text:p>
          </table:table-cell>
          <table:table-cell office:value-type="float" office:value="3134" table:style-name="ce13">
            <text:p>3,1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66923" table:style-name="ce13">
            <text:p>366,923</text:p>
          </table:table-cell>
          <table:table-cell office:value-type="float" office:value="242638" table:style-name="ce13">
            <text:p>242,638</text:p>
          </table:table-cell>
          <table:table-cell office:value-type="float" office:value="917" table:style-name="ce13">
            <text:p>917</text:p>
          </table:table-cell>
          <table:table-cell office:value-type="float" office:value="5915" table:style-name="ce13">
            <text:p>5,915</text:p>
          </table:table-cell>
          <table:table-cell office:value-type="float" office:value="998012" table:style-name="ce13">
            <text:p>998,012</text:p>
          </table:table-cell>
          <table:table-cell office:value-type="float" office:value="400323" table:style-name="ce13">
            <text:p>400,323</text:p>
          </table:table-cell>
          <table:table-cell office:value-type="float" office:value="2153418" table:style-name="ce13">
            <text:p>2,153,418</text:p>
          </table:table-cell>
          <table:table-cell office:value-type="float" office:value="4895" table:style-name="ce13">
            <text:p>4,895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" table:style-name="ce14">
            <text:p>0.00</text:p>
          </table:table-cell>
          <table:table-cell office:value-type="float" office:value="888.23" table:style-name="ce14">
            <text:p>888.23</text:p>
          </table:table-cell>
          <table:table-cell office:value-type="float" office:value="2819" table:style-name="ce13">
            <text:p>2,819</text:p>
          </table:table-cell>
          <table:table-cell office:value-type="float" office:value="9923" table:style-name="ce13">
            <text:p>9,92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2344" table:style-name="ce13">
            <text:p>162,344</text:p>
          </table:table-cell>
          <table:table-cell office:value-type="float" office:value="79459" table:style-name="ce13">
            <text:p>79,459</text:p>
          </table:table-cell>
          <table:table-cell office:value-type="float" office:value="1917" table:style-name="ce13">
            <text:p>1,917</text:p>
          </table:table-cell>
          <table:table-cell office:value-type="float" office:value="1043" table:style-name="ce13">
            <text:p>1,043</text:p>
          </table:table-cell>
          <table:table-cell office:value-type="float" office:value="200605" table:style-name="ce13">
            <text:p>200,605</text:p>
          </table:table-cell>
          <table:table-cell office:value-type="float" office:value="52333" table:style-name="ce13">
            <text:p>52,333</text:p>
          </table:table-cell>
          <table:table-cell office:value-type="float" office:value="602784" table:style-name="ce13">
            <text:p>602,784</text:p>
          </table:table-cell>
          <table:table-cell office:value-type="float" office:value="311" table:style-name="ce13">
            <text:p>311</text:p>
          </table:table-cell>
          <table:table-cell office:value-type="float" office:value="0.43" table:style-name="ce14">
            <text:p>0.43</text:p>
          </table:table-cell>
          <table:table-cell office:value-type="float" office:value="0.01" table:style-name="ce14">
            <text:p>0.01</text:p>
          </table:table-cell>
          <table:table-cell office:value-type="float" office:value="1338.59" table:style-name="ce14">
            <text:p>1,338.59</text:p>
          </table:table-cell>
          <table:table-cell office:value-type="float" office:value="783" table:style-name="ce13">
            <text:p>783</text:p>
          </table:table-cell>
          <table:table-cell office:value-type="float" office:value="3176" table:style-name="ce13">
            <text:p>3,1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6632" table:style-name="ce13">
            <text:p>636,632</text:p>
          </table:table-cell>
          <table:table-cell office:value-type="float" office:value="430540" table:style-name="ce13">
            <text:p>430,540</text:p>
          </table:table-cell>
          <table:table-cell office:value-type="float" office:value="8526" table:style-name="ce13">
            <text:p>8,526</text:p>
          </table:table-cell>
          <table:table-cell office:value-type="float" office:value="6335" table:style-name="ce13">
            <text:p>6,335</text:p>
          </table:table-cell>
          <table:table-cell office:value-type="float" office:value="1772955" table:style-name="ce13">
            <text:p>1,772,955</text:p>
          </table:table-cell>
          <table:table-cell office:value-type="float" office:value="1260851" table:style-name="ce13">
            <text:p>1,260,851</text:p>
          </table:table-cell>
          <table:table-cell office:value-type="float" office:value="5526442" table:style-name="ce13">
            <text:p>5,526,442</text:p>
          </table:table-cell>
          <table:table-cell office:value-type="float" office:value="18578" table:style-name="ce13">
            <text:p>18,578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2268.4699999999998" table:style-name="ce14">
            <text:p>2,268.47</text:p>
          </table:table-cell>
          <table:table-cell office:value-type="float" office:value="6064" table:style-name="ce13">
            <text:p>6,064</text:p>
          </table:table-cell>
          <table:table-cell office:value-type="float" office:value="12352" table:style-name="ce13">
            <text:p>12,3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59" table:style-name="ce13">
            <text:p>9,059</text:p>
          </table:table-cell>
          <table:table-cell office:value-type="float" office:value="4865" table:style-name="ce13">
            <text:p>4,865</text:p>
          </table:table-cell>
          <table:table-cell office:value-type="float" office:value="22" table:style-name="ce13">
            <text:p>22</text:p>
          </table:table-cell>
          <table:table-cell office:value-type="float" office:value="12" table:style-name="ce13">
            <text:p>12</text:p>
          </table:table-cell>
          <table:table-cell office:value-type="float" office:value="8418" table:style-name="ce13">
            <text:p>8,418</text:p>
          </table:table-cell>
          <table:table-cell office:value-type="float" office:value="2354" table:style-name="ce13">
            <text:p>2,354</text:p>
          </table:table-cell>
          <table:table-cell office:value-type="float" office:value="41823" table:style-name="ce13">
            <text:p>41,823</text:p>
          </table:table-cell>
          <table:table-cell office:value-type="float" office:value="0" table:style-name="ce13">
            <text:p>0</text:p>
          </table:table-cell>
          <table:table-cell office:value-type="float" office:value="0.04" table:style-name="ce14">
            <text:p>0.04</text:p>
          </table:table-cell>
          <table:table-cell office:value-type="float" office:value="0.04" table:style-name="ce14">
            <text:p>0.04</text:p>
          </table:table-cell>
          <table:table-cell office:value-type="float" office:value="583.52" table:style-name="ce14">
            <text:p>583.5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98468" table:style-name="ce13">
            <text:p>998,468</text:p>
          </table:table-cell>
          <table:table-cell office:value-type="float" office:value="595200" table:style-name="ce13">
            <text:p>595,200</text:p>
          </table:table-cell>
          <table:table-cell office:value-type="float" office:value="19144" table:style-name="ce13">
            <text:p>19,144</text:p>
          </table:table-cell>
          <table:table-cell office:value-type="float" office:value="5452" table:style-name="ce13">
            <text:p>5,452</text:p>
          </table:table-cell>
          <table:table-cell office:value-type="float" office:value="1503661" table:style-name="ce13">
            <text:p>1,503,661</text:p>
          </table:table-cell>
          <table:table-cell office:value-type="float" office:value="2012649" table:style-name="ce13">
            <text:p>2,012,649</text:p>
          </table:table-cell>
          <table:table-cell office:value-type="float" office:value="4370661" table:style-name="ce13">
            <text:p>4,370,661</text:p>
          </table:table-cell>
          <table:table-cell office:value-type="float" office:value="6651" table:style-name="ce13">
            <text:p>6,65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256.89" table:style-name="ce14">
            <text:p>256.89</text:p>
          </table:table-cell>
          <table:table-cell office:value-type="float" office:value="8764" table:style-name="ce13">
            <text:p>8,764</text:p>
          </table:table-cell>
          <table:table-cell office:value-type="float" office:value="12361" table:style-name="ce13">
            <text:p>12,36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701" table:style-name="ce13">
            <text:p>110,701</text:p>
          </table:table-cell>
          <table:table-cell office:value-type="float" office:value="53941" table:style-name="ce13">
            <text:p>53,941</text:p>
          </table:table-cell>
          <table:table-cell office:value-type="float" office:value="2140" table:style-name="ce13">
            <text:p>2,140</text:p>
          </table:table-cell>
          <table:table-cell office:value-type="float" office:value="1064" table:style-name="ce13">
            <text:p>1,064</text:p>
          </table:table-cell>
          <table:table-cell office:value-type="float" office:value="168889" table:style-name="ce13">
            <text:p>168,889</text:p>
          </table:table-cell>
          <table:table-cell office:value-type="float" office:value="86418" table:style-name="ce13">
            <text:p>86,418</text:p>
          </table:table-cell>
          <table:table-cell office:value-type="float" office:value="375048" table:style-name="ce13">
            <text:p>375,048</text:p>
          </table:table-cell>
          <table:table-cell office:value-type="float" office:value="201" table:style-name="ce13">
            <text:p>201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72.54" table:style-name="ce14">
            <text:p>472.54</text:p>
          </table:table-cell>
          <table:table-cell office:value-type="float" office:value="2729" table:style-name="ce13">
            <text:p>2,729</text:p>
          </table:table-cell>
          <table:table-cell office:value-type="float" office:value="2729" table:style-name="ce13">
            <text:p>2,7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7151" table:style-name="ce13">
            <text:p>17,151</text:p>
          </table:table-cell>
          <table:table-cell office:value-type="float" office:value="11338" table:style-name="ce13">
            <text:p>11,338</text:p>
          </table:table-cell>
          <table:table-cell office:value-type="float" office:value="602" table:style-name="ce13">
            <text:p>602</text:p>
          </table:table-cell>
          <table:table-cell office:value-type="float" office:value="56" table:style-name="ce13">
            <text:p>56</text:p>
          </table:table-cell>
          <table:table-cell office:value-type="float" office:value="16884" table:style-name="ce13">
            <text:p>16,884</text:p>
          </table:table-cell>
          <table:table-cell office:value-type="float" office:value="13958" table:style-name="ce13">
            <text:p>13,958</text:p>
          </table:table-cell>
          <table:table-cell office:value-type="float" office:value="99347" table:style-name="ce13">
            <text:p>99,347</text:p>
          </table:table-cell>
          <table:table-cell office:value-type="float" office:value="31" table:style-name="ce13">
            <text:p>31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2455.92" table:style-name="ce14">
            <text:p>2,455.92</text:p>
          </table:table-cell>
          <table:table-cell office:value-type="float" office:value="29" table:style-name="ce13">
            <text:p>29</text:p>
          </table:table-cell>
          <table:table-cell office:value-type="float" office:value="68" table:style-name="ce13">
            <text:p>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95174" table:style-name="ce13">
            <text:p>2,295,174</text:p>
          </table:table-cell>
          <table:table-cell office:value-type="float" office:value="1332043" table:style-name="ce13">
            <text:p>1,332,043</text:p>
          </table:table-cell>
          <table:table-cell office:value-type="float" office:value="30299" table:style-name="ce13">
            <text:p>30,299</text:p>
          </table:table-cell>
          <table:table-cell office:value-type="float" office:value="17569" table:style-name="ce13">
            <text:p>17,569</text:p>
          </table:table-cell>
          <table:table-cell office:value-type="float" office:value="5299115" table:style-name="ce13">
            <text:p>5,299,115</text:p>
          </table:table-cell>
          <table:table-cell office:value-type="float" office:value="4416973" table:style-name="ce13">
            <text:p>4,416,973</text:p>
          </table:table-cell>
          <table:table-cell office:value-type="float" office:value="8750700" table:style-name="ce13">
            <text:p>8,750,700</text:p>
          </table:table-cell>
          <table:table-cell office:value-type="float" office:value="53921" table:style-name="ce13">
            <text:p>53,92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80.32" table:style-name="ce14">
            <text:p>180.32</text:p>
          </table:table-cell>
          <table:table-cell office:value-type="float" office:value="12850" table:style-name="ce13">
            <text:p>12,850</text:p>
          </table:table-cell>
          <table:table-cell office:value-type="float" office:value="34757" table:style-name="ce13">
            <text:p>34,7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4401" table:style-name="ce13">
            <text:p>1,564,401</text:p>
          </table:table-cell>
          <table:table-cell office:value-type="float" office:value="1011034" table:style-name="ce13">
            <text:p>1,011,034</text:p>
          </table:table-cell>
          <table:table-cell office:value-type="float" office:value="16809" table:style-name="ce13">
            <text:p>16,809</text:p>
          </table:table-cell>
          <table:table-cell office:value-type="float" office:value="7258" table:style-name="ce13">
            <text:p>7,258</text:p>
          </table:table-cell>
          <table:table-cell office:value-type="float" office:value="3670325" table:style-name="ce13">
            <text:p>3,670,325</text:p>
          </table:table-cell>
          <table:table-cell office:value-type="float" office:value="4623876" table:style-name="ce13">
            <text:p>4,623,876</text:p>
          </table:table-cell>
          <table:table-cell office:value-type="float" office:value="4554862" table:style-name="ce13">
            <text:p>4,554,862</text:p>
          </table:table-cell>
          <table:table-cell office:value-type="float" office:value="114252" table:style-name="ce13">
            <text:p>114,252</text:p>
          </table:table-cell>
          <table:table-cell office:value-type="float" office:value="0.27" table:style-name="ce14">
            <text:p>0.27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104.38" table:style-name="ce14">
            <text:p>104.38</text:p>
          </table:table-cell>
          <table:table-cell office:value-type="float" office:value="9836" table:style-name="ce13">
            <text:p>9,836</text:p>
          </table:table-cell>
          <table:table-cell office:value-type="float" office:value="29476" table:style-name="ce13">
            <text:p>29,4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4578" table:style-name="ce13">
            <text:p>1,174,578</text:p>
          </table:table-cell>
          <table:table-cell office:value-type="float" office:value="559650" table:style-name="ce13">
            <text:p>559,650</text:p>
          </table:table-cell>
          <table:table-cell office:value-type="float" office:value="6429" table:style-name="ce13">
            <text:p>6,429</text:p>
          </table:table-cell>
          <table:table-cell office:value-type="float" office:value="18273" table:style-name="ce13">
            <text:p>18,273</text:p>
          </table:table-cell>
          <table:table-cell office:value-type="float" office:value="1174223" table:style-name="ce13">
            <text:p>1,174,223</text:p>
          </table:table-cell>
          <table:table-cell office:value-type="float" office:value="2938945" table:style-name="ce13">
            <text:p>2,938,945</text:p>
          </table:table-cell>
          <table:table-cell office:value-type="float" office:value="4447874" table:style-name="ce13">
            <text:p>4,447,874</text:p>
          </table:table-cell>
          <table:table-cell office:value-type="float" office:value="19283" table:style-name="ce13">
            <text:p>19,28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52.64" table:style-name="ce14">
            <text:p>752.64</text:p>
          </table:table-cell>
          <table:table-cell office:value-type="float" office:value="4633" table:style-name="ce13">
            <text:p>4,633</text:p>
          </table:table-cell>
          <table:table-cell office:value-type="float" office:value="10002" table:style-name="ce13">
            <text:p>10,0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218092" table:style-name="ce13">
            <text:p>2,218,092</text:p>
          </table:table-cell>
          <table:table-cell office:value-type="float" office:value="1194091" table:style-name="ce13">
            <text:p>1,194,091</text:p>
          </table:table-cell>
          <table:table-cell office:value-type="float" office:value="32596" table:style-name="ce13">
            <text:p>32,596</text:p>
          </table:table-cell>
          <table:table-cell office:value-type="float" office:value="8399" table:style-name="ce13">
            <text:p>8,399</text:p>
          </table:table-cell>
          <table:table-cell office:value-type="float" office:value="3911078" table:style-name="ce13">
            <text:p>3,911,078</text:p>
          </table:table-cell>
          <table:table-cell office:value-type="float" office:value="5136520" table:style-name="ce13">
            <text:p>5,136,520</text:p>
          </table:table-cell>
          <table:table-cell office:value-type="float" office:value="11330498" table:style-name="ce13">
            <text:p>11,330,498</text:p>
          </table:table-cell>
          <table:table-cell office:value-type="float" office:value="84805" table:style-name="ce13">
            <text:p>84,805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43" table:style-name="ce14">
            <text:p>943.00</text:p>
          </table:table-cell>
          <table:table-cell office:value-type="float" office:value="11650" table:style-name="ce13">
            <text:p>11,650</text:p>
          </table:table-cell>
          <table:table-cell office:value-type="float" office:value="24731" table:style-name="ce13">
            <text:p>24,7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69031" table:style-name="ce13">
            <text:p>6,669,031</text:p>
          </table:table-cell>
          <table:table-cell office:value-type="float" office:value="4533343" table:style-name="ce13">
            <text:p>4,533,343</text:p>
          </table:table-cell>
          <table:table-cell office:value-type="float" office:value="39491" table:style-name="ce13">
            <text:p>39,491</text:p>
          </table:table-cell>
          <table:table-cell office:value-type="float" office:value="22211" table:style-name="ce13">
            <text:p>22,211</text:p>
          </table:table-cell>
          <table:table-cell office:value-type="float" office:value="12221017" table:style-name="ce13">
            <text:p>12,221,017</text:p>
          </table:table-cell>
          <table:table-cell office:value-type="float" office:value="17517532" table:style-name="ce13">
            <text:p>17,517,532</text:p>
          </table:table-cell>
          <table:table-cell office:value-type="float" office:value="37221154" table:style-name="ce13">
            <text:p>37,221,154</text:p>
          </table:table-cell>
          <table:table-cell office:value-type="float" office:value="257579" table:style-name="ce13">
            <text:p>257,579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552.91999999999996" table:style-name="ce14">
            <text:p>552.92</text:p>
          </table:table-cell>
          <table:table-cell office:value-type="float" office:value="33602" table:style-name="ce13">
            <text:p>33,602</text:p>
          </table:table-cell>
          <table:table-cell office:value-type="float" office:value="79519" table:style-name="ce13">
            <text:p>79,5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9002" table:style-name="ce13">
            <text:p>379,002</text:p>
          </table:table-cell>
          <table:table-cell office:value-type="float" office:value="192544" table:style-name="ce13">
            <text:p>192,544</text:p>
          </table:table-cell>
          <table:table-cell office:value-type="float" office:value="3567" table:style-name="ce13">
            <text:p>3,567</text:p>
          </table:table-cell>
          <table:table-cell office:value-type="float" office:value="2756" table:style-name="ce13">
            <text:p>2,756</text:p>
          </table:table-cell>
          <table:table-cell office:value-type="float" office:value="1122696" table:style-name="ce13">
            <text:p>1,122,696</text:p>
          </table:table-cell>
          <table:table-cell office:value-type="float" office:value="903953" table:style-name="ce13">
            <text:p>903,953</text:p>
          </table:table-cell>
          <table:table-cell office:value-type="float" office:value="1078276" table:style-name="ce13">
            <text:p>1,078,276</text:p>
          </table:table-cell>
          <table:table-cell office:value-type="float" office:value="5232" table:style-name="ce13">
            <text:p>5,232</text:p>
          </table:table-cell>
          <table:table-cell office:value-type="float" office:value="0.68" table:style-name="ce14">
            <text:p>0.68</text:p>
          </table:table-cell>
          <table:table-cell office:value-type="float" office:value="0.39" table:style-name="ce14">
            <text:p>0.39</text:p>
          </table:table-cell>
          <table:table-cell office:value-type="float" office:value="167.81" table:style-name="ce14">
            <text:p>167.81</text:p>
          </table:table-cell>
          <table:table-cell office:value-type="float" office:value="5958" table:style-name="ce13">
            <text:p>5,958</text:p>
          </table:table-cell>
          <table:table-cell office:value-type="float" office:value="16212" table:style-name="ce13">
            <text:p>16,2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6007" table:style-name="ce13">
            <text:p>626,007</text:p>
          </table:table-cell>
          <table:table-cell office:value-type="float" office:value="320552" table:style-name="ce13">
            <text:p>320,552</text:p>
          </table:table-cell>
          <table:table-cell office:value-type="float" office:value="5897" table:style-name="ce13">
            <text:p>5,897</text:p>
          </table:table-cell>
          <table:table-cell office:value-type="float" office:value="6250" table:style-name="ce13">
            <text:p>6,250</text:p>
          </table:table-cell>
          <table:table-cell office:value-type="float" office:value="1275985" table:style-name="ce13">
            <text:p>1,275,985</text:p>
          </table:table-cell>
          <table:table-cell office:value-type="float" office:value="2093960" table:style-name="ce13">
            <text:p>2,093,960</text:p>
          </table:table-cell>
          <table:table-cell office:value-type="float" office:value="3424524" table:style-name="ce13">
            <text:p>3,424,524</text:p>
          </table:table-cell>
          <table:table-cell office:value-type="float" office:value="26521" table:style-name="ce13">
            <text:p>26,521</text:p>
          </table:table-cell>
          <table:table-cell office:value-type="float" office:value="0.61" table:style-name="ce14">
            <text:p>0.61</text:p>
          </table:table-cell>
          <table:table-cell office:value-type="float" office:value="0" table:style-name="ce14">
            <text:p>0.00</text:p>
          </table:table-cell>
          <table:table-cell office:value-type="float" office:value="404.3" table:style-name="ce14">
            <text:p>404.30</text:p>
          </table:table-cell>
          <table:table-cell office:value-type="float" office:value="9528" table:style-name="ce13">
            <text:p>9,528</text:p>
          </table:table-cell>
          <table:table-cell office:value-type="float" office:value="26072" table:style-name="ce13">
            <text:p>26,0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099318" table:style-name="ce13">
            <text:p>6,099,318</text:p>
          </table:table-cell>
          <table:table-cell office:value-type="float" office:value="4100790" table:style-name="ce13">
            <text:p>4,100,790</text:p>
          </table:table-cell>
          <table:table-cell office:value-type="float" office:value="55408" table:style-name="ce13">
            <text:p>55,408</text:p>
          </table:table-cell>
          <table:table-cell office:value-type="float" office:value="37772" table:style-name="ce13">
            <text:p>37,772</text:p>
          </table:table-cell>
          <table:table-cell office:value-type="float" office:value="9755500" table:style-name="ce13">
            <text:p>9,755,500</text:p>
          </table:table-cell>
          <table:table-cell office:value-type="float" office:value="20672684" table:style-name="ce13">
            <text:p>20,672,684</text:p>
          </table:table-cell>
          <table:table-cell office:value-type="float" office:value="31664581" table:style-name="ce13">
            <text:p>31,664,581</text:p>
          </table:table-cell>
          <table:table-cell office:value-type="float" office:value="177220" table:style-name="ce13">
            <text:p>177,220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078.8699999999999" table:style-name="ce14">
            <text:p>1,078.87</text:p>
          </table:table-cell>
          <table:table-cell office:value-type="float" office:value="15525" table:style-name="ce13">
            <text:p>15,525</text:p>
          </table:table-cell>
          <table:table-cell office:value-type="float" office:value="42825" table:style-name="ce13">
            <text:p>42,8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7861" table:style-name="ce13">
            <text:p>137,861</text:p>
          </table:table-cell>
          <table:table-cell office:value-type="float" office:value="79828" table:style-name="ce13">
            <text:p>79,828</text:p>
          </table:table-cell>
          <table:table-cell office:value-type="float" office:value="206" table:style-name="ce13">
            <text:p>206</text:p>
          </table:table-cell>
          <table:table-cell office:value-type="float" office:value="625" table:style-name="ce13">
            <text:p>625</text:p>
          </table:table-cell>
          <table:table-cell office:value-type="float" office:value="221071" table:style-name="ce13">
            <text:p>221,071</text:p>
          </table:table-cell>
          <table:table-cell office:value-type="float" office:value="62474" table:style-name="ce13">
            <text:p>62,474</text:p>
          </table:table-cell>
          <table:table-cell office:value-type="float" office:value="272125" table:style-name="ce13">
            <text:p>272,125</text:p>
          </table:table-cell>
          <table:table-cell office:value-type="float" office:value="1115" table:style-name="ce13">
            <text:p>1,115</text:p>
          </table:table-cell>
          <table:table-cell office:value-type="float" office:value="0.23" table:style-name="ce14">
            <text:p>0.23</text:p>
          </table:table-cell>
          <table:table-cell office:value-type="float" office:value="0" table:style-name="ce14">
            <text:p>0.00</text:p>
          </table:table-cell>
          <table:table-cell office:value-type="float" office:value="964.26" table:style-name="ce14">
            <text:p>964.26</text:p>
          </table:table-cell>
          <table:table-cell office:value-type="float" office:value="654" table:style-name="ce13">
            <text:p>654</text:p>
          </table:table-cell>
          <table:table-cell office:value-type="float" office:value="1040" table:style-name="ce13">
            <text:p>1,0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767" table:style-name="ce13">
            <text:p>123,767</text:p>
          </table:table-cell>
          <table:table-cell office:value-type="float" office:value="53616" table:style-name="ce13">
            <text:p>53,616</text:p>
          </table:table-cell>
          <table:table-cell office:value-type="float" office:value="429" table:style-name="ce13">
            <text:p>429</text:p>
          </table:table-cell>
          <table:table-cell office:value-type="float" office:value="460" table:style-name="ce13">
            <text:p>460</text:p>
          </table:table-cell>
          <table:table-cell office:value-type="float" office:value="181721" table:style-name="ce13">
            <text:p>181,721</text:p>
          </table:table-cell>
          <table:table-cell office:value-type="float" office:value="1128792" table:style-name="ce13">
            <text:p>1,128,792</text:p>
          </table:table-cell>
          <table:table-cell office:value-type="float" office:value="338328" table:style-name="ce13">
            <text:p>338,328</text:p>
          </table:table-cell>
          <table:table-cell office:value-type="float" office:value="278" table:style-name="ce13">
            <text:p>278</text:p>
          </table:table-cell>
          <table:table-cell office:value-type="float" office:value="0.24" table:style-name="ce14">
            <text:p>0.24</text:p>
          </table:table-cell>
          <table:table-cell office:value-type="float" office:value="0.11" table:style-name="ce14">
            <text:p>0.11</text:p>
          </table:table-cell>
          <table:table-cell office:value-type="float" office:value="242.76" table:style-name="ce14">
            <text:p>242.7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970761" table:style-name="ce13">
            <text:p>7,970,761</text:p>
          </table:table-cell>
          <table:table-cell office:value-type="float" office:value="5016910" table:style-name="ce13">
            <text:p>5,016,910</text:p>
          </table:table-cell>
          <table:table-cell office:value-type="float" office:value="108913" table:style-name="ce13">
            <text:p>108,913</text:p>
          </table:table-cell>
          <table:table-cell office:value-type="float" office:value="63136" table:style-name="ce13">
            <text:p>63,136</text:p>
          </table:table-cell>
          <table:table-cell office:value-type="float" office:value="15051714" table:style-name="ce13">
            <text:p>15,051,714</text:p>
          </table:table-cell>
          <table:table-cell office:value-type="float" office:value="25147223" table:style-name="ce13">
            <text:p>25,147,223</text:p>
          </table:table-cell>
          <table:table-cell office:value-type="float" office:value="44780412" table:style-name="ce13">
            <text:p>44,780,412</text:p>
          </table:table-cell>
          <table:table-cell office:value-type="float" office:value="649710" table:style-name="ce13">
            <text:p>649,710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454.63" table:style-name="ce14">
            <text:p>454.63</text:p>
          </table:table-cell>
          <table:table-cell office:value-type="float" office:value="55292" table:style-name="ce13">
            <text:p>55,292</text:p>
          </table:table-cell>
          <table:table-cell office:value-type="float" office:value="146625" table:style-name="ce13">
            <text:p>146,6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8327" table:style-name="ce13">
            <text:p>598,327</text:p>
          </table:table-cell>
          <table:table-cell office:value-type="float" office:value="194312" table:style-name="ce13">
            <text:p>194,312</text:p>
          </table:table-cell>
          <table:table-cell office:value-type="float" office:value="1106" table:style-name="ce13">
            <text:p>1,106</text:p>
          </table:table-cell>
          <table:table-cell office:value-type="float" office:value="6378" table:style-name="ce13">
            <text:p>6,378</text:p>
          </table:table-cell>
          <table:table-cell office:value-type="float" office:value="524276" table:style-name="ce13">
            <text:p>524,276</text:p>
          </table:table-cell>
          <table:table-cell office:value-type="float" office:value="758493" table:style-name="ce13">
            <text:p>758,493</text:p>
          </table:table-cell>
          <table:table-cell office:value-type="float" office:value="887022" table:style-name="ce13">
            <text:p>887,022</text:p>
          </table:table-cell>
          <table:table-cell office:value-type="float" office:value="5378" table:style-name="ce13">
            <text:p>5,378</text:p>
          </table:table-cell>
          <table:table-cell office:value-type="float" office:value="1.99" table:style-name="ce14">
            <text:p>1.99</text:p>
          </table:table-cell>
          <table:table-cell office:value-type="float" office:value="0.88" table:style-name="ce14">
            <text:p>0.88</text:p>
          </table:table-cell>
          <table:table-cell office:value-type="float" office:value="118.67" table:style-name="ce14">
            <text:p>118.67</text:p>
          </table:table-cell>
          <table:table-cell office:value-type="float" office:value="771" table:style-name="ce13">
            <text:p>771</text:p>
          </table:table-cell>
          <table:table-cell office:value-type="float" office:value="2408" table:style-name="ce13">
            <text:p>2,4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0024" table:style-name="ce13">
            <text:p>170,024</text:p>
          </table:table-cell>
          <table:table-cell office:value-type="float" office:value="99687" table:style-name="ce13">
            <text:p>99,687</text:p>
          </table:table-cell>
          <table:table-cell office:value-type="float" office:value="2701" table:style-name="ce13">
            <text:p>2,701</text:p>
          </table:table-cell>
          <table:table-cell office:value-type="float" office:value="2150" table:style-name="ce13">
            <text:p>2,150</text:p>
          </table:table-cell>
          <table:table-cell office:value-type="float" office:value="235197" table:style-name="ce13">
            <text:p>235,197</text:p>
          </table:table-cell>
          <table:table-cell office:value-type="float" office:value="0" table:style-name="ce13">
            <text:p>0</text:p>
          </table:table-cell>
          <table:table-cell office:value-type="float" office:value="3133884" table:style-name="ce13">
            <text:p>3,133,884</text:p>
          </table:table-cell>
          <table:table-cell office:value-type="float" office:value="572" table:style-name="ce13">
            <text:p>572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956.67" table:style-name="ce14">
            <text:p>956.67</text:p>
          </table:table-cell>
          <table:table-cell office:value-type="float" office:value="1208" table:style-name="ce13">
            <text:p>1,208</text:p>
          </table:table-cell>
          <table:table-cell office:value-type="float" office:value="5504" table:style-name="ce13">
            <text:p>5,5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3235175" table:style-name="ce13">
            <text:p>53,235,175</text:p>
          </table:table-cell>
          <table:table-cell office:value-type="float" office:value="34122060" table:style-name="ce13">
            <text:p>34,122,060</text:p>
          </table:table-cell>
          <table:table-cell office:value-type="float" office:value="564258" table:style-name="ce13">
            <text:p>564,258</text:p>
          </table:table-cell>
          <table:table-cell office:value-type="float" office:value="353707" table:style-name="ce13">
            <text:p>353,707</text:p>
          </table:table-cell>
          <table:table-cell office:value-type="float" office:value="98518209" table:style-name="ce13">
            <text:p>98,518,209</text:p>
          </table:table-cell>
          <table:table-cell office:value-type="float" office:value="152680014" table:style-name="ce13">
            <text:p>152,680,014</text:p>
          </table:table-cell>
          <table:table-cell office:value-type="float" office:value="282198279" table:style-name="ce13">
            <text:p>282,198,279</text:p>
          </table:table-cell>
          <table:table-cell office:value-type="float" office:value="1896484" table:style-name="ce13">
            <text:p>1,896,484</text:p>
          </table:table-cell>
          <table:table-cell office:value-type="float" office:value="0.15870872861200019" table:style-name="ce14">
            <text:p>0.16</text:p>
          </table:table-cell>
          <table:table-cell office:value-type="float" office:value="0.02" table:style-name="ce14">
            <text:p>0.02</text:p>
          </table:table-cell>
          <table:table-cell office:value-type="float" office:value="535.96895132896861" table:style-name="ce14">
            <text:p>535.97</text:p>
          </table:table-cell>
          <table:table-cell office:value-type="float" office:value="302503" table:style-name="ce13">
            <text:p>302,503</text:p>
          </table:table-cell>
          <table:table-cell office:value-type="float" office:value="761961" table:style-name="ce13">
            <text:p>761,961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3.$A$1:11103.$N$23" table:base-cell-address="11103.$A$1"/>
          <table:named-range table:name="外部資料_10" table:cell-range-address="11103.$A$1:11103.$N$23" table:base-cell-address="11103.$A$1"/>
          <table:named-range table:name="外部資料_11" table:cell-range-address="11103.$A$1:11103.$N$23" table:base-cell-address="11103.$A$1"/>
          <table:named-range table:name="外部資料_12" table:cell-range-address="11103.$A$1:11103.$N$23" table:base-cell-address="11103.$A$1"/>
          <table:named-range table:name="外部資料_13" table:cell-range-address="11103.$A$1:11103.$N$23" table:base-cell-address="11103.$A$1"/>
          <table:named-range table:name="外部資料_14" table:cell-range-address="11103.$A$1:11103.$N$23" table:base-cell-address="11103.$A$1"/>
          <table:named-range table:name="外部資料_15" table:cell-range-address="11103.$A$1:11103.$N$23" table:base-cell-address="11103.$A$1"/>
          <table:named-range table:name="外部資料_16" table:cell-range-address="11103.$A$1:11103.$N$23" table:base-cell-address="11103.$A$1"/>
          <table:named-range table:name="外部資料_17" table:cell-range-address="11103.$A$1:11103.$N$23" table:base-cell-address="11103.$A$1"/>
          <table:named-range table:name="外部資料_18" table:cell-range-address="11103.$A$1:11103.$N$23" table:base-cell-address="11103.$A$1"/>
          <table:named-range table:name="外部資料_19" table:cell-range-address="11103.$A$1:11103.$N$23" table:base-cell-address="11103.$A$1"/>
          <table:named-range table:name="外部資料_2" table:cell-range-address="11103.$A$1:11103.$N$23" table:base-cell-address="11103.$A$1"/>
          <table:named-range table:name="外部資料_20" table:cell-range-address="11103.$A$1:11103.$N$23" table:base-cell-address="11103.$A$1"/>
          <table:named-range table:name="外部資料_21" table:cell-range-address="11103.$A$1:11103.$N$23" table:base-cell-address="11103.$A$1"/>
          <table:named-range table:name="外部資料_22" table:cell-range-address="11103.$A$1:11103.$N$23" table:base-cell-address="11103.$A$1"/>
          <table:named-range table:name="外部資料_23" table:cell-range-address="11103.$A$1:11103.$N$23" table:base-cell-address="11103.$A$1"/>
          <table:named-range table:name="外部資料_24" table:cell-range-address="11103.$A$1:11103.$N$23" table:base-cell-address="11103.$A$1"/>
          <table:named-range table:name="外部資料_25" table:cell-range-address="11103.$A$1:11103.$N$23" table:base-cell-address="11103.$A$1"/>
          <table:named-range table:name="外部資料_26" table:cell-range-address="11103.$A$1:11103.$N$23" table:base-cell-address="11103.$A$1"/>
          <table:named-range table:name="外部資料_27" table:cell-range-address="11103.$A$1:11103.$N$23" table:base-cell-address="11103.$A$1"/>
          <table:named-range table:name="外部資料_28" table:cell-range-address="11103.$A$1:11103.$N$23" table:base-cell-address="11103.$A$1"/>
          <table:named-range table:name="外部資料_29" table:cell-range-address="11103.$A$1:11103.$N$23" table:base-cell-address="11103.$A$1"/>
          <table:named-range table:name="外部資料_3" table:cell-range-address="11103.$A$1:11103.$N$23" table:base-cell-address="11103.$A$1"/>
          <table:named-range table:name="外部資料_30" table:cell-range-address="11103.$A$1:11103.$N$23" table:base-cell-address="11103.$A$1"/>
          <table:named-range table:name="外部資料_31" table:cell-range-address="11103.$A$1:11103.$N$23" table:base-cell-address="11103.$A$1"/>
          <table:named-range table:name="外部資料_32" table:cell-range-address="11103.$A$1:11103.$N$23" table:base-cell-address="11103.$A$1"/>
          <table:named-range table:name="外部資料_33" table:cell-range-address="11103.$A$1:11103.$N$23" table:base-cell-address="11103.$A$1"/>
          <table:named-range table:name="外部資料_34" table:cell-range-address="11103.$A$1:11103.$N$23" table:base-cell-address="11103.$A$1"/>
          <table:named-range table:name="外部資料_35" table:cell-range-address="11103.$A$1:11103.$N$23" table:base-cell-address="11103.$A$1"/>
          <table:named-range table:name="外部資料_36" table:cell-range-address="11103.$A$1:11103.$N$23" table:base-cell-address="11103.$A$1"/>
          <table:named-range table:name="外部資料_37" table:cell-range-address="11103.$A$1:11103.$N$23" table:base-cell-address="11103.$A$1"/>
          <table:named-range table:name="外部資料_38" table:cell-range-address="11103.$A$1:11103.$N$23" table:base-cell-address="11103.$A$1"/>
          <table:named-range table:name="外部資料_39" table:cell-range-address="11103.$A$1:11103.$N$23" table:base-cell-address="11103.$A$1"/>
          <table:named-range table:name="外部資料_4" table:cell-range-address="11103.$A$1:11103.$N$23" table:base-cell-address="11103.$A$1"/>
          <table:named-range table:name="外部資料_40" table:cell-range-address="11103.$A$1:11103.$N$23" table:base-cell-address="11103.$A$1"/>
          <table:named-range table:name="外部資料_41" table:cell-range-address="11103.$A$1:11103.$N$23" table:base-cell-address="11103.$A$1"/>
          <table:named-range table:name="外部資料_42" table:cell-range-address="11103.$A$1:11103.$N$23" table:base-cell-address="11103.$A$1"/>
          <table:named-range table:name="外部資料_43" table:cell-range-address="11103.$A$1:11103.$N$23" table:base-cell-address="11103.$A$1"/>
          <table:named-range table:name="外部資料_44" table:cell-range-address="11103.$A$1:11103.$N$23" table:base-cell-address="11103.$A$1"/>
          <table:named-range table:name="外部資料_45" table:cell-range-address="11103.$A$1:11103.$N$23" table:base-cell-address="11103.$A$1"/>
          <table:named-range table:name="外部資料_46" table:cell-range-address="11103.$A$1:11103.$N$23" table:base-cell-address="11103.$A$1"/>
          <table:named-range table:name="外部資料_47" table:cell-range-address="11103.$A$1:11103.$N$23" table:base-cell-address="11103.$A$1"/>
          <table:named-range table:name="外部資料_48" table:cell-range-address="11103.$A$1:11103.$N$23" table:base-cell-address="11103.$A$1"/>
          <table:named-range table:name="外部資料_49" table:cell-range-address="11103.$A$1:11103.$N$23" table:base-cell-address="11103.$A$1"/>
          <table:named-range table:name="外部資料_5" table:cell-range-address="11103.$A$1:11103.$N$23" table:base-cell-address="11103.$A$1"/>
          <table:named-range table:name="外部資料_50" table:cell-range-address="11103.$A$1:11103.$N$23" table:base-cell-address="11103.$A$1"/>
          <table:named-range table:name="外部資料_51" table:cell-range-address="11103.$A$1:11103.$N$23" table:base-cell-address="11103.$A$1"/>
          <table:named-range table:name="外部資料_52" table:cell-range-address="11103.$A$1:11103.$N$23" table:base-cell-address="11103.$A$1"/>
          <table:named-range table:name="外部資料_53" table:cell-range-address="11103.$A$1:11103.$N$23" table:base-cell-address="11103.$A$1"/>
          <table:named-range table:name="外部資料_54" table:cell-range-address="11103.$A$1:11103.$N$23" table:base-cell-address="11103.$A$1"/>
          <table:named-range table:name="外部資料_55" table:cell-range-address="11103.$A$1:11103.$N$23" table:base-cell-address="11103.$A$1"/>
          <table:named-range table:name="外部資料_56" table:cell-range-address="11103.$A$1:11103.$N$23" table:base-cell-address="11103.$A$1"/>
          <table:named-range table:name="外部資料_57" table:cell-range-address="11103.$A$1:11103.$N$23" table:base-cell-address="11103.$A$1"/>
          <table:named-range table:name="外部資料_58" table:cell-range-address="11103.$A$1:11103.$N$23" table:base-cell-address="11103.$A$1"/>
          <table:named-range table:name="外部資料_59" table:cell-range-address="11103.$A$1:11103.$N$23" table:base-cell-address="11103.$A$1"/>
          <table:named-range table:name="外部資料_6" table:cell-range-address="11103.$A$1:11103.$N$23" table:base-cell-address="11103.$A$1"/>
          <table:named-range table:name="外部資料_60" table:cell-range-address="11103.$A$1:11103.$N$23" table:base-cell-address="11103.$A$1"/>
          <table:named-range table:name="外部資料_61" table:cell-range-address="11103.$A$1:11103.$N$23" table:base-cell-address="11103.$A$1"/>
          <table:named-range table:name="外部資料_62" table:cell-range-address="11103.$A$1:11103.$N$23" table:base-cell-address="11103.$A$1"/>
          <table:named-range table:name="外部資料_63" table:cell-range-address="11103.$A$1:11103.$N$23" table:base-cell-address="11103.$A$1"/>
          <table:named-range table:name="外部資料_64" table:cell-range-address="11103.$A$1:11103.$N$23" table:base-cell-address="11103.$A$1"/>
          <table:named-range table:name="外部資料_65" table:cell-range-address="11103.$A$1:11103.$N$23" table:base-cell-address="11103.$A$1"/>
          <table:named-range table:name="外部資料_66" table:cell-range-address="11103.$A$1:11103.$N$23" table:base-cell-address="11103.$A$1"/>
          <table:named-range table:name="外部資料_67" table:cell-range-address="11103.$A$1:11103.$N$23" table:base-cell-address="11103.$A$1"/>
          <table:named-range table:name="外部資料_68" table:cell-range-address="11103.$A$1:11103.$N$23" table:base-cell-address="11103.$A$1"/>
          <table:named-range table:name="外部資料_69" table:cell-range-address="11103.$A$1:11103.$N$23" table:base-cell-address="11103.$A$1"/>
          <table:named-range table:name="外部資料_7" table:cell-range-address="11103.$A$1:11103.$N$23" table:base-cell-address="11103.$A$1"/>
          <table:named-range table:name="外部資料_70" table:cell-range-address="11103.$A$1:11103.$N$23" table:base-cell-address="11103.$A$1"/>
          <table:named-range table:name="外部資料_71" table:cell-range-address="11103.$A$1:11103.$N$23" table:base-cell-address="11103.$A$1"/>
          <table:named-range table:name="外部資料_72" table:cell-range-address="11103.$A$1:11103.$N$23" table:base-cell-address="11103.$A$1"/>
          <table:named-range table:name="外部資料_73" table:cell-range-address="11103.$A$1:11103.$N$23" table:base-cell-address="11103.$A$1"/>
          <table:named-range table:name="外部資料_74" table:cell-range-address="11103.$A$1:11103.$N$23" table:base-cell-address="11103.$A$1"/>
          <table:named-range table:name="外部資料_75" table:cell-range-address="11103.$A$1:11103.$N$23" table:base-cell-address="11103.$A$1"/>
          <table:named-range table:name="外部資料_76" table:cell-range-address="11103.$A$1:11103.$N$23" table:base-cell-address="11103.$A$1"/>
          <table:named-range table:name="外部資料_77" table:cell-range-address="11103.$A$1:11103.$N$23" table:base-cell-address="11103.$A$1"/>
          <table:named-range table:name="外部資料_78" table:cell-range-address="11103.$A$1:11103.$N$23" table:base-cell-address="11103.$A$1"/>
          <table:named-range table:name="外部資料_79" table:cell-range-address="11103.$A$1:11103.$N$23" table:base-cell-address="11103.$A$1"/>
          <table:named-range table:name="外部資料_8" table:cell-range-address="11103.$A$1:11103.$N$23" table:base-cell-address="11103.$A$1"/>
          <table:named-range table:name="外部資料_9" table:cell-range-address="11103.$A$1:11103.$N$23" table:base-cell-address="111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4-25T02:02:01Z</meta:creation-date>
    <dc:date>2022-04-25T02:02:03Z</dc:date>
    <meta:print-date>2022-04-25T02:02:02Z</meta:print-date>
  </office:meta>
</office:document-meta>
</file>